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3"/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y_2024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6" table:default-cell-style-name="ce6"/>
        <table:table-column table:style-name="co7" table:default-cell-style-name="ce6"/>
        <table:table-column table:style-name="co6" table:default-cell-style-name="ce6"/>
        <table:table-column table:style-name="co8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12" table:number-columns-repeated="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1" table:default-cell-style-name="ce6"/>
        <table:table-column table:style-name="co13" table:default-cell-style-name="ce6"/>
        <table:table-column table:style-name="co11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6" table:default-cell-style-name="ce6"/>
        <table:table-column table:style-name="co20" table:default-cell-style-name="ce6"/>
        <table:table-column table:style-name="co21" table:default-cell-style-name="ce6"/>
        <table:table-column table:style-name="co20" table:default-cell-style-name="ce6"/>
        <table:table-column table:style-name="co22" table:default-cell-style-name="ce6"/>
        <table:table-column table:style-name="co23" table:default-cell-style-name="ce6"/>
        <table:table-column table:style-name="co6" table:default-cell-style-name="ce6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28" table:style-name="ce5">
            <text:p>328</text:p>
          </table:table-cell>
          <table:table-cell office:value-type="float" office:value="313.49027999999998" table:style-name="ce5">
            <text:p>313</text:p>
          </table:table-cell>
          <table:table-cell office:value-type="float" office:value="803" table:style-name="ce5">
            <text:p>803</text:p>
          </table:table-cell>
          <table:table-cell office:value-type="float" office:value="778.15704000000005" table:style-name="ce5">
            <text:p>778</text:p>
          </table:table-cell>
          <table:table-cell office:value-type="float" office:value="4014" table:style-name="ce5">
            <text:p>4,014</text:p>
          </table:table-cell>
          <table:table-cell office:value-type="float" office:value="3914.4633799999979" table:style-name="ce5">
            <text:p>3,914</text:p>
          </table:table-cell>
          <table:table-cell office:value-type="float" office:value="2421" table:style-name="ce5">
            <text:p>2,421</text:p>
          </table:table-cell>
          <table:table-cell office:value-type="float" office:value="2365.2917999999995" table:style-name="ce5">
            <text:p>2,365</text:p>
          </table:table-cell>
          <table:table-cell office:value-type="float" office:value="171" table:style-name="ce5">
            <text:p>171</text:p>
          </table:table-cell>
          <table:table-cell office:value-type="float" office:value="166.65649999999999" table:style-name="ce5">
            <text:p>167</text:p>
          </table:table-cell>
          <table:table-cell office:value-type="float" office:value="30" table:style-name="ce5">
            <text:p>30</text:p>
          </table:table-cell>
          <table:table-cell office:value-type="float" office:value="28.526229999999998" table:style-name="ce5">
            <text:p>29</text:p>
          </table:table-cell>
          <table:table-cell office:value-type="float" office:value="7767" table:style-name="ce5">
            <text:p>7,767</text:p>
          </table:table-cell>
          <table:table-cell office:value-type="float" office:value="7566.585229999997" table:style-name="ce5">
            <text:p>7,567</text:p>
          </table:table-cell>
          <table:table-cell office:value-type="float" office:value="53" table:style-name="ce5">
            <text:p>53</text:p>
          </table:table-cell>
          <table:table-cell office:value-type="float" office:value="53.11" table:style-name="ce5">
            <text:p>53</text:p>
          </table:table-cell>
          <table:table-cell office:value-type="float" office:value="61" table:style-name="ce5">
            <text:p>61</text:p>
          </table:table-cell>
          <table:table-cell office:value-type="float" office:value="57.930000000000007" table:style-name="ce5">
            <text:p>58</text:p>
          </table:table-cell>
          <table:table-cell office:value-type="float" office:value="551" table:style-name="ce5">
            <text:p>551</text:p>
          </table:table-cell>
          <table:table-cell office:value-type="float" office:value="550.4" table:style-name="ce5">
            <text:p>550</text:p>
          </table:table-cell>
          <table:table-cell office:value-type="float" office:value="665" table:style-name="ce5">
            <text:p>665</text:p>
          </table:table-cell>
          <table:table-cell office:value-type="float" office:value="661.43999999999994" table:style-name="ce5">
            <text:p>661</text:p>
          </table:table-cell>
          <table:table-cell office:value-type="float" office:value="0" table:style-name="ce5">
            <text:p>0</text:p>
          </table:table-cell>
          <table:table-cell office:value-type="float" office:value="8432" table:style-name="ce5">
            <text:p>8,432</text:p>
          </table:table-cell>
          <table:table-cell office:value-type="float" office:value="8228.0252299999975" table:style-name="ce5">
            <text:p>8,228</text:p>
          </table:table-cell>
          <table:table-cell office:value-type="float" office:value="27407778.619999997" table:style-name="ce5">
            <text:p>27,407,779</text:p>
          </table:table-cell>
          <table:table-cell office:value-type="float" office:value="1270024.4500000002" table:style-name="ce5">
            <text:p>1,270,024</text:p>
          </table:table-cell>
          <table:table-cell office:value-type="float" office:value="175578.03000000003" table:style-name="ce5">
            <text:p>175,578</text:p>
          </table:table-cell>
          <table:table-cell office:value-type="float" office:value="101210.23000000003" table:style-name="ce5">
            <text:p>101,210</text:p>
          </table:table-cell>
          <table:table-cell office:value-type="float" office:value="8821622.3900000006" table:style-name="ce5">
            <text:p>8,821,622</text:p>
          </table:table-cell>
          <table:table-cell office:value-type="float" office:value="4557163.37" table:style-name="ce5">
            <text:p>4,557,163</text:p>
          </table:table-cell>
          <table:table-cell office:value-type="float" office:value="42333377.089999996" table:style-name="ce5">
            <text:p>42,333,377</text:p>
          </table:table-cell>
          <table:table-cell office:value-type="float" office:value="10549125.760000002" table:style-name="ce5">
            <text:p>10,549,126</text:p>
          </table:table-cell>
          <table:table-cell office:value-type="float" office:value="3280118.4200000004" table:style-name="ce5">
            <text:p>3,280,118</text:p>
          </table:table-cell>
          <table:table-cell office:value-type="float" office:value="13829244.180000002" table:style-name="ce5">
            <text:p>13,829,244</text:p>
          </table:table-cell>
          <table:table-cell office:value-type="float" office:value="56162621.269999996" table:style-name="ce5">
            <text:p>56,162,62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24" table:style-name="ce5">
            <text:p>124</text:p>
          </table:table-cell>
          <table:table-cell office:value-type="float" office:value="112.13110000000003" table:style-name="ce5">
            <text:p>112</text:p>
          </table:table-cell>
          <table:table-cell office:value-type="float" office:value="99" table:style-name="ce5">
            <text:p>99</text:p>
          </table:table-cell>
          <table:table-cell office:value-type="float" office:value="92.265949999999989" table:style-name="ce5">
            <text:p>92</text:p>
          </table:table-cell>
          <table:table-cell office:value-type="float" office:value="84" table:style-name="ce5">
            <text:p>84</text:p>
          </table:table-cell>
          <table:table-cell office:value-type="float" office:value="80.891890000000004" table:style-name="ce5">
            <text:p>81</text:p>
          </table:table-cell>
          <table:table-cell office:value-type="float" office:value="11" table:style-name="ce5">
            <text:p>11</text:p>
          </table:table-cell>
          <table:table-cell office:value-type="float" office:value="9.7027000000000001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0" table:style-name="ce5">
            <text:p>320</text:p>
          </table:table-cell>
          <table:table-cell office:value-type="float" office:value="296.99164000000002" table:style-name="ce5">
            <text:p>29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0" table:style-name="ce5">
            <text:p>320</text:p>
          </table:table-cell>
          <table:table-cell office:value-type="float" office:value="296.99164000000002" table:style-name="ce5">
            <text:p>297</text:p>
          </table:table-cell>
          <table:table-cell office:value-type="float" office:value="712403.33" table:style-name="ce5">
            <text:p>712,403</text:p>
          </table:table-cell>
          <table:table-cell office:value-type="float" office:value="2906.98" table:style-name="ce5">
            <text:p>2,907</text:p>
          </table:table-cell>
          <table:table-cell office:value-type="float" office:value="-200" table:style-name="ce5">
            <text:p>-200</text:p>
          </table:table-cell>
          <table:table-cell office:value-type="float" office:value="635.89" table:style-name="ce5">
            <text:p>636</text:p>
          </table:table-cell>
          <table:table-cell office:value-type="float" office:value="209742.69999999998" table:style-name="ce5">
            <text:p>209,743</text:p>
          </table:table-cell>
          <table:table-cell office:value-type="float" office:value="65652.03" table:style-name="ce5">
            <text:p>65,652</text:p>
          </table:table-cell>
          <table:table-cell office:value-type="float" office:value="991140.92999999993" table:style-name="ce5">
            <text:p>991,1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1140.92999999993" table:style-name="ce5">
            <text:p>991,14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295" table:style-name="ce5">
            <text:p>9,295</text:p>
          </table:table-cell>
          <table:table-cell office:value-type="float" office:value="8106.1773400001011" table:style-name="ce5">
            <text:p>8,106</text:p>
          </table:table-cell>
          <table:table-cell office:value-type="float" office:value="2862" table:style-name="ce5">
            <text:p>2,862</text:p>
          </table:table-cell>
          <table:table-cell office:value-type="float" office:value="2702.6128699999945" table:style-name="ce5">
            <text:p>2,703</text:p>
          </table:table-cell>
          <table:table-cell office:value-type="float" office:value="2962" table:style-name="ce5">
            <text:p>2,962</text:p>
          </table:table-cell>
          <table:table-cell office:value-type="float" office:value="2809.9875899999925" table:style-name="ce5">
            <text:p>2,810</text:p>
          </table:table-cell>
          <table:table-cell office:value-type="float" office:value="776" table:style-name="ce5">
            <text:p>776</text:p>
          </table:table-cell>
          <table:table-cell office:value-type="float" office:value="755.62889000000007" table:style-name="ce5">
            <text:p>756</text:p>
          </table:table-cell>
          <table:table-cell office:value-type="float" office:value="72" table:style-name="ce5">
            <text:p>72</text:p>
          </table:table-cell>
          <table:table-cell office:value-type="float" office:value="71.41666999999999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967" table:style-name="ce5">
            <text:p>15,967</text:p>
          </table:table-cell>
          <table:table-cell office:value-type="float" office:value="14445.823360000088" table:style-name="ce5">
            <text:p>14,446</text:p>
          </table:table-cell>
          <table:table-cell office:value-type="float" office:value="1862.96" table:style-name="ce5">
            <text:p>1,863</text:p>
          </table:table-cell>
          <table:table-cell office:value-type="float" office:value="1862.96" table:style-name="ce5">
            <text:p>1,863</text:p>
          </table:table-cell>
          <table:table-cell office:value-type="float" office:value="6.94" table:style-name="ce5">
            <text:p>7</text:p>
          </table:table-cell>
          <table:table-cell office:value-type="float" office:value="6.9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69.9" table:style-name="ce5">
            <text:p>1,870</text:p>
          </table:table-cell>
          <table:table-cell office:value-type="float" office:value="1869.9" table:style-name="ce5">
            <text:p>1,870</text:p>
          </table:table-cell>
          <table:table-cell office:value-type="float" office:value="0" table:style-name="ce5">
            <text:p>0</text:p>
          </table:table-cell>
          <table:table-cell office:value-type="float" office:value="17836.900000000001" table:style-name="ce5">
            <text:p>17,837</text:p>
          </table:table-cell>
          <table:table-cell office:value-type="float" office:value="16315.723360000087" table:style-name="ce5">
            <text:p>16,316</text:p>
          </table:table-cell>
          <table:table-cell office:value-type="float" office:value="36037164.519999988" table:style-name="ce5">
            <text:p>36,037,165</text:p>
          </table:table-cell>
          <table:table-cell office:value-type="float" office:value="723824.59000000008" table:style-name="ce5">
            <text:p>723,825</text:p>
          </table:table-cell>
          <table:table-cell office:value-type="float" office:value="351589.5" table:style-name="ce5">
            <text:p>351,590</text:p>
          </table:table-cell>
          <table:table-cell office:value-type="float" office:value="633624.12" table:style-name="ce5">
            <text:p>633,624</text:p>
          </table:table-cell>
          <table:table-cell office:value-type="float" office:value="10377183.109999998" table:style-name="ce5">
            <text:p>10,377,183</text:p>
          </table:table-cell>
          <table:table-cell office:value-type="float" office:value="3648645.34" table:style-name="ce5">
            <text:p>3,648,645</text:p>
          </table:table-cell>
          <table:table-cell office:value-type="float" office:value="51772031.179999992" table:style-name="ce5">
            <text:p>51,772,031</text:p>
          </table:table-cell>
          <table:table-cell office:value-type="float" office:value="6336862.2400000002" table:style-name="ce5">
            <text:p>6,336,862</text:p>
          </table:table-cell>
          <table:table-cell office:value-type="float" office:value="-261694.42" table:style-name="ce5">
            <text:p>-261,694</text:p>
          </table:table-cell>
          <table:table-cell office:value-type="float" office:value="6075167.8200000003" table:style-name="ce5">
            <text:p>6,075,168</text:p>
          </table:table-cell>
          <table:table-cell office:value-type="float" office:value="57847198.999999993" table:style-name="ce5">
            <text:p>57,847,19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77" table:style-name="ce5">
            <text:p>477</text:p>
          </table:table-cell>
          <table:table-cell office:value-type="float" office:value="420.95897000000042" table:style-name="ce5">
            <text:p>421</text:p>
          </table:table-cell>
          <table:table-cell office:value-type="float" office:value="369" table:style-name="ce5">
            <text:p>369</text:p>
          </table:table-cell>
          <table:table-cell office:value-type="float" office:value="343.04763000000008" table:style-name="ce5">
            <text:p>343</text:p>
          </table:table-cell>
          <table:table-cell office:value-type="float" office:value="333" table:style-name="ce5">
            <text:p>333</text:p>
          </table:table-cell>
          <table:table-cell office:value-type="float" office:value="319.59650000000011" table:style-name="ce5">
            <text:p>320</text:p>
          </table:table-cell>
          <table:table-cell office:value-type="float" office:value="95" table:style-name="ce5">
            <text:p>95</text:p>
          </table:table-cell>
          <table:table-cell office:value-type="float" office:value="93.675690000000003" table:style-name="ce5">
            <text:p>94</text:p>
          </table:table-cell>
          <table:table-cell office:value-type="float" office:value="10" table:style-name="ce5">
            <text:p>10</text:p>
          </table:table-cell>
          <table:table-cell office:value-type="float" office:value="9.31531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84" table:style-name="ce5">
            <text:p>1,284</text:p>
          </table:table-cell>
          <table:table-cell office:value-type="float" office:value="1186.5941100000007" table:style-name="ce5">
            <text:p>1,1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84" table:style-name="ce5">
            <text:p>1,284</text:p>
          </table:table-cell>
          <table:table-cell office:value-type="float" office:value="1186.5941100000007" table:style-name="ce5">
            <text:p>1,187</text:p>
          </table:table-cell>
          <table:table-cell office:value-type="float" office:value="3898380.5599999996" table:style-name="ce5">
            <text:p>3,898,381</text:p>
          </table:table-cell>
          <table:table-cell office:value-type="float" office:value="27382.160000000003" table:style-name="ce5">
            <text:p>27,382</text:p>
          </table:table-cell>
          <table:table-cell office:value-type="float" office:value="86039.75" table:style-name="ce5">
            <text:p>86,040</text:p>
          </table:table-cell>
          <table:table-cell office:value-type="float" office:value="66146.740000000005" table:style-name="ce5">
            <text:p>66,147</text:p>
          </table:table-cell>
          <table:table-cell office:value-type="float" office:value="815818.2300000001" table:style-name="ce5">
            <text:p>815,818</text:p>
          </table:table-cell>
          <table:table-cell office:value-type="float" office:value="301432.2" table:style-name="ce5">
            <text:p>301,432</text:p>
          </table:table-cell>
          <table:table-cell office:value-type="float" office:value="5195199.6400000006" table:style-name="ce5">
            <text:p>5,195,200</text:p>
          </table:table-cell>
          <table:table-cell office:value-type="float" office:value="84828" table:style-name="ce5">
            <text:p>84,828</text:p>
          </table:table-cell>
          <table:table-cell office:value-type="float" office:value="-49350" table:style-name="ce5">
            <text:p>-49,350</text:p>
          </table:table-cell>
          <table:table-cell office:value-type="float" office:value="35478" table:style-name="ce5">
            <text:p>35,478</text:p>
          </table:table-cell>
          <table:table-cell office:value-type="float" office:value="5230677.6400000006" table:style-name="ce5">
            <text:p>5,230,67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30501" table:style-name="ce5">
            <text:p>30,501</text:p>
          </table:table-cell>
          <table:table-cell office:value-type="float" office:value="28815.962160000341" table:style-name="ce5">
            <text:p>28,816</text:p>
          </table:table-cell>
          <table:table-cell office:value-type="float" office:value="7366" table:style-name="ce5">
            <text:p>7,366</text:p>
          </table:table-cell>
          <table:table-cell office:value-type="float" office:value="7034.1373600000506" table:style-name="ce5">
            <text:p>7,034</text:p>
          </table:table-cell>
          <table:table-cell office:value-type="float" office:value="7663" table:style-name="ce5">
            <text:p>7,663</text:p>
          </table:table-cell>
          <table:table-cell office:value-type="float" office:value="7312.4706900000256" table:style-name="ce5">
            <text:p>7,312</text:p>
          </table:table-cell>
          <table:table-cell office:value-type="float" office:value="900" table:style-name="ce5">
            <text:p>900</text:p>
          </table:table-cell>
          <table:table-cell office:value-type="float" office:value="886.72567000000015" table:style-name="ce5">
            <text:p>887</text:p>
          </table:table-cell>
          <table:table-cell office:value-type="float" office:value="57" table:style-name="ce5">
            <text:p>57</text:p>
          </table:table-cell>
          <table:table-cell office:value-type="float" office:value="56.310809999999996" table:style-name="ce5">
            <text:p>56</text:p>
          </table:table-cell>
          <table:table-cell office:value-type="float" office:value="22399" table:style-name="ce5">
            <text:p>22,399</text:p>
          </table:table-cell>
          <table:table-cell office:value-type="float" office:value="20747.935349999938" table:style-name="ce5">
            <text:p>20,748</text:p>
          </table:table-cell>
          <table:table-cell office:value-type="float" office:value="68886" table:style-name="ce5">
            <text:p>68,886</text:p>
          </table:table-cell>
          <table:table-cell office:value-type="float" office:value="64853.54204000035" table:style-name="ce5">
            <text:p>64,854</text:p>
          </table:table-cell>
          <table:table-cell office:value-type="float" office:value="935.39258250941191" table:style-name="ce5">
            <text:p>935</text:p>
          </table:table-cell>
          <table:table-cell office:value-type="float" office:value="935.39258250941191" table:style-name="ce5">
            <text:p>935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.200000002980231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5.59258251239214" table:style-name="ce5">
            <text:p>936</text:p>
          </table:table-cell>
          <table:table-cell office:value-type="float" office:value="935.59258251239214" table:style-name="ce5">
            <text:p>936</text:p>
          </table:table-cell>
          <table:table-cell office:value-type="float" office:value="0" table:style-name="ce5">
            <text:p>0</text:p>
          </table:table-cell>
          <table:table-cell office:value-type="float" office:value="69821.592582512385" table:style-name="ce5">
            <text:p>69,822</text:p>
          </table:table-cell>
          <table:table-cell office:value-type="float" office:value="65789.134622512734" table:style-name="ce5">
            <text:p>65,789</text:p>
          </table:table-cell>
          <table:table-cell office:value-type="float" office:value="187334642.02000001" table:style-name="ce5">
            <text:p>187,334,642</text:p>
          </table:table-cell>
          <table:table-cell office:value-type="float" office:value="21658001.120000001" table:style-name="ce5">
            <text:p>21,658,001</text:p>
          </table:table-cell>
          <table:table-cell office:value-type="float" office:value="1163225.45" table:style-name="ce5">
            <text:p>1,163,225</text:p>
          </table:table-cell>
          <table:table-cell office:value-type="float" office:value="8093159.5700000003" table:style-name="ce5">
            <text:p>8,093,160</text:p>
          </table:table-cell>
          <table:table-cell office:value-type="float" office:value="53147567.550000004" table:style-name="ce5">
            <text:p>53,147,568</text:p>
          </table:table-cell>
          <table:table-cell office:value-type="float" office:value="18558489.260000002" table:style-name="ce5">
            <text:p>18,558,489</text:p>
          </table:table-cell>
          <table:table-cell office:value-type="float" office:value="289955084.96999997" table:style-name="ce5">
            <text:p>289,955,085</text:p>
          </table:table-cell>
          <table:table-cell office:value-type="float" office:value="4544768.5900000008" table:style-name="ce5">
            <text:p>4,544,769</text:p>
          </table:table-cell>
          <table:table-cell office:value-type="float" office:value="24813.649999999994" table:style-name="ce5">
            <text:p>24,814</text:p>
          </table:table-cell>
          <table:table-cell office:value-type="float" office:value="4569582.2400000012" table:style-name="ce5">
            <text:p>4,569,582</text:p>
          </table:table-cell>
          <table:table-cell office:value-type="float" office:value="294524667.20999998" table:style-name="ce5">
            <text:p>294,524,66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140" table:style-name="ce5">
            <text:p>1,140</text:p>
          </table:table-cell>
          <table:table-cell office:value-type="float" office:value="1032.0138199999963" table:style-name="ce5">
            <text:p>1,032</text:p>
          </table:table-cell>
          <table:table-cell office:value-type="float" office:value="457" table:style-name="ce5">
            <text:p>457</text:p>
          </table:table-cell>
          <table:table-cell office:value-type="float" office:value="437.47944000000018" table:style-name="ce5">
            <text:p>437</text:p>
          </table:table-cell>
          <table:table-cell office:value-type="float" office:value="187" table:style-name="ce5">
            <text:p>187</text:p>
          </table:table-cell>
          <table:table-cell office:value-type="float" office:value="176.55488000000005" table:style-name="ce5">
            <text:p>177</text:p>
          </table:table-cell>
          <table:table-cell office:value-type="float" office:value="40" table:style-name="ce5">
            <text:p>40</text:p>
          </table:table-cell>
          <table:table-cell office:value-type="float" office:value="39.340540000000004" table:style-name="ce5">
            <text:p>39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9" table:style-name="ce5">
            <text:p>1,829</text:p>
          </table:table-cell>
          <table:table-cell office:value-type="float" office:value="1690.3886799999966" table:style-name="ce5">
            <text:p>1,690</text:p>
          </table:table-cell>
          <table:table-cell office:value-type="float" office:value="232" table:style-name="ce5">
            <text:p>232</text:p>
          </table:table-cell>
          <table:table-cell office:value-type="float" office:value="214.02" table:style-name="ce5">
            <text:p>2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2" table:style-name="ce5">
            <text:p>232</text:p>
          </table:table-cell>
          <table:table-cell office:value-type="float" office:value="214.02" table:style-name="ce5">
            <text:p>214</text:p>
          </table:table-cell>
          <table:table-cell office:value-type="float" office:value="0" table:style-name="ce5">
            <text:p>0</text:p>
          </table:table-cell>
          <table:table-cell office:value-type="float" office:value="2061" table:style-name="ce5">
            <text:p>2,061</text:p>
          </table:table-cell>
          <table:table-cell office:value-type="float" office:value="1904.4086799999966" table:style-name="ce5">
            <text:p>1,904</text:p>
          </table:table-cell>
          <table:table-cell office:value-type="float" office:value="3784540.7199999997" table:style-name="ce5">
            <text:p>3,784,541</text:p>
          </table:table-cell>
          <table:table-cell office:value-type="float" office:value="58109.950000000004" table:style-name="ce5">
            <text:p>58,110</text:p>
          </table:table-cell>
          <table:table-cell office:value-type="float" office:value="266183.80999999994" table:style-name="ce5">
            <text:p>266,184</text:p>
          </table:table-cell>
          <table:table-cell office:value-type="float" office:value="398840.35000000003" table:style-name="ce5">
            <text:p>398,840</text:p>
          </table:table-cell>
          <table:table-cell office:value-type="float" office:value="1020182.67" table:style-name="ce5">
            <text:p>1,020,183</text:p>
          </table:table-cell>
          <table:table-cell office:value-type="float" office:value="394152.39" table:style-name="ce5">
            <text:p>394,152</text:p>
          </table:table-cell>
          <table:table-cell office:value-type="float" office:value="5922009.8899999997" table:style-name="ce5">
            <text:p>5,922,010</text:p>
          </table:table-cell>
          <table:table-cell office:value-type="float" office:value="729929.85999999987" table:style-name="ce5">
            <text:p>729,930</text:p>
          </table:table-cell>
          <table:table-cell office:value-type="float" office:value="0" table:style-name="ce5">
            <text:p>0</text:p>
          </table:table-cell>
          <table:table-cell office:value-type="float" office:value="729929.85999999987" table:style-name="ce5">
            <text:p>729,930</text:p>
          </table:table-cell>
          <table:table-cell office:value-type="float" office:value="6651939.75" table:style-name="ce5">
            <text:p>6,651,940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43" table:style-name="ce5">
            <text:p>2,243</text:p>
          </table:table-cell>
          <table:table-cell office:value-type="float" office:value="2025.05" table:style-name="ce5">
            <text:p>2,025</text:p>
          </table:table-cell>
          <table:table-cell office:value-type="float" office:value="2243" table:style-name="ce5">
            <text:p>2,243</text:p>
          </table:table-cell>
          <table:table-cell office:value-type="float" office:value="2025.05" table:style-name="ce5">
            <text:p>2,025</text:p>
          </table:table-cell>
          <table:table-cell office:value-type="float" office:value="50" table:style-name="ce5">
            <text:p>50</text:p>
          </table:table-cell>
          <table:table-cell office:value-type="float" office:value="50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52" table:style-name="ce5">
            <text:p>52</text:p>
          </table:table-cell>
          <table:table-cell office:value-type="float" office:value="5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2295" table:style-name="ce5">
            <text:p>2,295</text:p>
          </table:table-cell>
          <table:table-cell office:value-type="float" office:value="2077.0500000000002" table:style-name="ce5">
            <text:p>2,077</text:p>
          </table:table-cell>
          <table:table-cell office:value-type="float" office:value="10016978.579999994" table:style-name="ce5">
            <text:p>10,016,9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16978.579999994" table:style-name="ce5">
            <text:p>10,016,979</text:p>
          </table:table-cell>
          <table:table-cell office:value-type="float" office:value="610280.2899999998" table:style-name="ce5">
            <text:p>610,280</text:p>
          </table:table-cell>
          <table:table-cell office:value-type="float" office:value="0" table:style-name="ce5">
            <text:p>0</text:p>
          </table:table-cell>
          <table:table-cell office:value-type="float" office:value="610280.2899999998" table:style-name="ce5">
            <text:p>610,280</text:p>
          </table:table-cell>
          <table:table-cell office:value-type="float" office:value="10627258.869999994" table:style-name="ce5">
            <text:p>10,627,25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01.87" table:style-name="ce5">
            <text:p>102</text:p>
          </table:table-cell>
          <table:table-cell office:value-type="float" office:value="110" table:style-name="ce5">
            <text:p>110</text:p>
          </table:table-cell>
          <table:table-cell office:value-type="float" office:value="101.87" table:style-name="ce5">
            <text:p>1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0" table:style-name="ce5">
            <text:p>110</text:p>
          </table:table-cell>
          <table:table-cell office:value-type="float" office:value="101.87" table:style-name="ce5">
            <text:p>102</text:p>
          </table:table-cell>
          <table:table-cell office:value-type="float" office:value="530687" table:style-name="ce5">
            <text:p>530,687</text:p>
          </table:table-cell>
          <table:table-cell office:value-type="float" office:value="0" table:style-name="ce5">
            <text:p>0</text:p>
          </table:table-cell>
          <table:table-cell office:value-type="float" office:value="2820" table:style-name="ce5">
            <text:p>2,8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3507" table:style-name="ce5">
            <text:p>533,5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3507" table:style-name="ce5">
            <text:p>533,50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2.8" table:style-name="ce5">
            <text:p>3</text:p>
          </table:table-cell>
          <table:table-cell office:value-type="float" office:value="24" table:style-name="ce5">
            <text:p>24</text:p>
          </table:table-cell>
          <table:table-cell office:value-type="float" office:value="23.6" table:style-name="ce5">
            <text:p>24</text:p>
          </table:table-cell>
          <table:table-cell office:value-type="float" office:value="62" table:style-name="ce5">
            <text:p>62</text:p>
          </table:table-cell>
          <table:table-cell office:value-type="float" office:value="61.4" table:style-name="ce5">
            <text:p>61</text:p>
          </table:table-cell>
          <table:table-cell office:value-type="float" office:value="11" table:style-name="ce5">
            <text:p>11</text:p>
          </table:table-cell>
          <table:table-cell office:value-type="float" office:value="10.6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.4" table:style-name="ce5">
            <text:p>0</text:p>
          </table:table-cell>
          <table:table-cell office:value-type="float" office:value="102" table:style-name="ce5">
            <text:p>102</text:p>
          </table:table-cell>
          <table:table-cell office:value-type="float" office:value="99.8" table:style-name="ce5">
            <text:p>1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.1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.10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04" table:style-name="ce5">
            <text:p>104</text:p>
          </table:table-cell>
          <table:table-cell office:value-type="float" office:value="100.89999999999999" table:style-name="ce5">
            <text:p>101</text:p>
          </table:table-cell>
          <table:table-cell office:value-type="float" office:value="343770.91000000003" table:style-name="ce5">
            <text:p>343,771</text:p>
          </table:table-cell>
          <table:table-cell office:value-type="float" office:value="4028.5299999999997" table:style-name="ce5">
            <text:p>4,029</text:p>
          </table:table-cell>
          <table:table-cell office:value-type="float" office:value="4756.25" table:style-name="ce5">
            <text:p>4,756</text:p>
          </table:table-cell>
          <table:table-cell office:value-type="float" office:value="1460.64" table:style-name="ce5">
            <text:p>1,461</text:p>
          </table:table-cell>
          <table:table-cell office:value-type="float" office:value="90218.87999999999" table:style-name="ce5">
            <text:p>90,219</text:p>
          </table:table-cell>
          <table:table-cell office:value-type="float" office:value="39184.400000000001" table:style-name="ce5">
            <text:p>39,184</text:p>
          </table:table-cell>
          <table:table-cell office:value-type="float" office:value="483419.6100000001" table:style-name="ce5">
            <text:p>483,420</text:p>
          </table:table-cell>
          <table:table-cell office:value-type="float" office:value="6267.0599999999995" table:style-name="ce5">
            <text:p>6,267</text:p>
          </table:table-cell>
          <table:table-cell office:value-type="float" office:value="4370" table:style-name="ce5">
            <text:p>4,370</text:p>
          </table:table-cell>
          <table:table-cell office:value-type="float" office:value="10637.06" table:style-name="ce5">
            <text:p>10,637</text:p>
          </table:table-cell>
          <table:table-cell office:value-type="float" office:value="494056.6700000001" table:style-name="ce5">
            <text:p>494,05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33.68" table:style-name="ce5">
            <text:p>34</text:p>
          </table:table-cell>
          <table:table-cell office:value-type="float" office:value="37" table:style-name="ce5">
            <text:p>37</text:p>
          </table:table-cell>
          <table:table-cell office:value-type="float" office:value="33.68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33.68" table:style-name="ce5">
            <text:p>34</text:p>
          </table:table-cell>
          <table:table-cell office:value-type="float" office:value="279710.83999999997" table:style-name="ce5">
            <text:p>279,7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9710.83999999997" table:style-name="ce5">
            <text:p>279,7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9710.83999999997" table:style-name="ce5">
            <text:p>279,71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21" table:style-name="ce5">
            <text:p>21</text:p>
          </table:table-cell>
          <table:table-cell office:value-type="float" office:value="20.100000000000001" table:style-name="ce5">
            <text:p>20</text:p>
          </table:table-cell>
          <table:table-cell office:value-type="float" office:value="143" table:style-name="ce5">
            <text:p>143</text:p>
          </table:table-cell>
          <table:table-cell office:value-type="float" office:value="139.9" table:style-name="ce5">
            <text:p>140</text:p>
          </table:table-cell>
          <table:table-cell office:value-type="float" office:value="59" table:style-name="ce5">
            <text:p>59</text:p>
          </table:table-cell>
          <table:table-cell office:value-type="float" office:value="57.1" table:style-name="ce5">
            <text:p>57</text:p>
          </table:table-cell>
          <table:table-cell office:value-type="float" office:value="12" table:style-name="ce5">
            <text:p>12</text:p>
          </table:table-cell>
          <table:table-cell office:value-type="float" office:value="11.2" table:style-name="ce5">
            <text:p>1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6" table:style-name="ce5">
            <text:p>236</text:p>
          </table:table-cell>
          <table:table-cell office:value-type="float" office:value="229.29999999999998" table:style-name="ce5">
            <text:p>229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" table:style-name="ce5">
            <text:p>7</text:p>
          </table:table-cell>
          <table:table-cell office:value-type="float" office:value="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43" table:style-name="ce5">
            <text:p>243</text:p>
          </table:table-cell>
          <table:table-cell office:value-type="float" office:value="236.29999999999998" table:style-name="ce5">
            <text:p>236</text:p>
          </table:table-cell>
          <table:table-cell office:value-type="float" office:value="583716.14" table:style-name="ce5">
            <text:p>583,716</text:p>
          </table:table-cell>
          <table:table-cell office:value-type="float" office:value="3902.9500000000003" table:style-name="ce5">
            <text:p>3,903</text:p>
          </table:table-cell>
          <table:table-cell office:value-type="float" office:value="125812.24" table:style-name="ce5">
            <text:p>125,812</text:p>
          </table:table-cell>
          <table:table-cell office:value-type="float" office:value="2938.0899999999997" table:style-name="ce5">
            <text:p>2,938</text:p>
          </table:table-cell>
          <table:table-cell office:value-type="float" office:value="158448.81999999998" table:style-name="ce5">
            <text:p>158,449</text:p>
          </table:table-cell>
          <table:table-cell office:value-type="float" office:value="63613.859999999993" table:style-name="ce5">
            <text:p>63,614</text:p>
          </table:table-cell>
          <table:table-cell office:value-type="float" office:value="938432.09999999986" table:style-name="ce5">
            <text:p>938,432</text:p>
          </table:table-cell>
          <table:table-cell office:value-type="float" office:value="16364.59" table:style-name="ce5">
            <text:p>16,365</text:p>
          </table:table-cell>
          <table:table-cell office:value-type="float" office:value="0" table:style-name="ce5">
            <text:p>0</text:p>
          </table:table-cell>
          <table:table-cell office:value-type="float" office:value="16364.59" table:style-name="ce5">
            <text:p>16,365</text:p>
          </table:table-cell>
          <table:table-cell office:value-type="float" office:value="954796.68999999983" table:style-name="ce5">
            <text:p>954,79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15" table:style-name="ce5">
            <text:p>15</text:p>
          </table:table-cell>
          <table:table-cell office:value-type="float" office:value="14.1" table:style-name="ce5">
            <text:p>14</text:p>
          </table:table-cell>
          <table:table-cell office:value-type="float" office:value="44" table:style-name="ce5">
            <text:p>44</text:p>
          </table:table-cell>
          <table:table-cell office:value-type="float" office:value="42.46" table:style-name="ce5">
            <text:p>42</text:p>
          </table:table-cell>
          <table:table-cell office:value-type="float" office:value="29" table:style-name="ce5">
            <text:p>29</text:p>
          </table:table-cell>
          <table:table-cell office:value-type="float" office:value="28.81" table:style-name="ce5">
            <text:p>29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37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" table:style-name="ce5">
            <text:p>93</text:p>
          </table:table-cell>
          <table:table-cell office:value-type="float" office:value="90.37" table:style-name="ce5">
            <text:p>90</text:p>
          </table:table-cell>
          <table:table-cell office:value-type="float" office:value="373089.82" table:style-name="ce5">
            <text:p>373,090</text:p>
          </table:table-cell>
          <table:table-cell office:value-type="float" office:value="3835.43" table:style-name="ce5">
            <text:p>3,835</text:p>
          </table:table-cell>
          <table:table-cell office:value-type="float" office:value="940" table:style-name="ce5">
            <text:p>940</text:p>
          </table:table-cell>
          <table:table-cell office:value-type="float" office:value="0" table:style-name="ce5">
            <text:p>0</text:p>
          </table:table-cell>
          <table:table-cell office:value-type="float" office:value="97873.48" table:style-name="ce5">
            <text:p>97,873</text:p>
          </table:table-cell>
          <table:table-cell office:value-type="float" office:value="41326.240000000005" table:style-name="ce5">
            <text:p>41,326</text:p>
          </table:table-cell>
          <table:table-cell office:value-type="float" office:value="517064.97" table:style-name="ce5">
            <text:p>517,0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7064.97" table:style-name="ce5">
            <text:p>517,06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office:value-type="float" office:value="6" table:style-name="ce5">
            <text:p>6</text:p>
          </table:table-cell>
          <table:table-cell office:value-type="float" office:value="5.59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float" office:value="9.61" table:style-name="ce5">
            <text:p>10</text:p>
          </table:table-cell>
          <table:table-cell office:value-type="float" office:value="18" table:style-name="ce5">
            <text:p>18</text:p>
          </table:table-cell>
          <table:table-cell office:value-type="float" office:value="17.73" table:style-name="ce5">
            <text:p>18</text:p>
          </table:table-cell>
          <table:table-cell office:value-type="float" office:value="17" table:style-name="ce5">
            <text:p>17</text:p>
          </table:table-cell>
          <table:table-cell office:value-type="float" office:value="16.399999999999999" table:style-name="ce5">
            <text:p>16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5" table:style-name="ce5">
            <text:p>5</text:p>
          </table:table-cell>
          <table:table-cell office:value-type="float" office:value="60" table:style-name="ce5">
            <text:p>60</text:p>
          </table:table-cell>
          <table:table-cell office:value-type="float" office:value="58.33" table:style-name="ce5">
            <text:p>58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62" table:style-name="ce5">
            <text:p>62</text:p>
          </table:table-cell>
          <table:table-cell office:value-type="float" office:value="60.33" table:style-name="ce5">
            <text:p>60</text:p>
          </table:table-cell>
          <table:table-cell office:value-type="float" office:value="199476.78000000003" table:style-name="ce5">
            <text:p>199,477</text:p>
          </table:table-cell>
          <table:table-cell office:value-type="float" office:value="5505.76" table:style-name="ce5">
            <text:p>5,506</text:p>
          </table:table-cell>
          <table:table-cell office:value-type="float" office:value="9227.4" table:style-name="ce5">
            <text:p>9,227</text:p>
          </table:table-cell>
          <table:table-cell office:value-type="float" office:value="0" table:style-name="ce5">
            <text:p>0</text:p>
          </table:table-cell>
          <table:table-cell office:value-type="float" office:value="59823.45" table:style-name="ce5">
            <text:p>59,823</text:p>
          </table:table-cell>
          <table:table-cell office:value-type="float" office:value="23978.04" table:style-name="ce5">
            <text:p>23,978</text:p>
          </table:table-cell>
          <table:table-cell office:value-type="float" office:value="298011.43" table:style-name="ce5">
            <text:p>298,011</text:p>
          </table:table-cell>
          <table:table-cell office:value-type="float" office:value="29203.3" table:style-name="ce5">
            <text:p>29,203</text:p>
          </table:table-cell>
          <table:table-cell office:value-type="float" office:value="0" table:style-name="ce5">
            <text:p>0</text:p>
          </table:table-cell>
          <table:table-cell office:value-type="float" office:value="29203.3" table:style-name="ce5">
            <text:p>29,203</text:p>
          </table:table-cell>
          <table:table-cell office:value-type="float" office:value="327214.73" table:style-name="ce5">
            <text:p>327,215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number-columns-repeated="4" table:style-name="ce6"/>
          <table:table-cell table:number-columns-repeated="32" table:style-name="ce5"/>
          <table:table-cell table:number-columns-repeated="4" table:style-name="ce7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Hartley, Robert</meta:initial-creator>
    <dc:creator>Dale, Harriet | (She/Hers)</dc:creator>
    <meta:creation-date>2022-09-30T10:29:42Z</meta:creation-date>
    <dc:date>2024-09-26T18:05:26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